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073235" officeooo:paragraph-rsid="00073235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0a9227" officeooo:paragraph-rsid="000a9227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0b8832" officeooo:paragraph-rsid="000b8832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0dcbc2" officeooo:paragraph-rsid="000dcbc2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0f758f" officeooo:paragraph-rsid="000f758f"/>
    </style:style>
    <style:style style:name="P6" style:family="paragraph" style:parent-style-name="Standard">
      <style:paragraph-properties style:line-height-at-least="0.402cm"/>
      <style:text-properties fo:language="es" fo:country="ES"/>
    </style:style>
    <style:style style:name="P7" style:family="paragraph" style:parent-style-name="Standard">
      <style:paragraph-properties fo:text-align="start" style:justify-single-word="false"/>
      <style:text-properties fo:color="#d4d4d4" loext:opacity="100%" style:font-name="Consolas" fo:font-size="8.39999961853027pt" fo:language="es" fo:country="ES" fo:font-weight="normal" officeooo:rsid="001ed118" officeooo:paragraph-rsid="001ed118" fo:background-color="#1e1e1e"/>
    </style:style>
    <style:style style:name="P8" style:family="paragraph" style:parent-style-name="Standard">
      <style:paragraph-properties style:line-height-at-least="0.402cm"/>
      <style:text-properties fo:color="#d4d4d4" loext:opacity="100%" style:font-name="Consolas" fo:font-size="8.39999961853027pt" fo:language="es" fo:country="ES" fo:font-weight="normal" fo:background-color="#1e1e1e"/>
    </style:style>
    <style:style style:name="P9" style:family="paragraph" style:parent-style-name="Standard">
      <style:paragraph-properties fo:text-align="start" style:justify-single-word="false"/>
      <style:text-properties fo:color="#d4d4d4" loext:opacity="100%" style:font-name="Consolas" fo:font-size="8.39999961853027pt" fo:language="es" fo:country="ES" fo:font-weight="normal" officeooo:rsid="0020b298" officeooo:paragraph-rsid="0020b298" fo:background-color="#1e1e1e"/>
    </style:style>
    <style:style style:name="P10" style:family="paragraph" style:parent-style-name="Standard">
      <style:paragraph-properties fo:text-align="start" style:justify-single-word="false"/>
      <style:text-properties fo:color="#d4d4d4" loext:opacity="100%" style:font-name="Consolas" fo:font-size="12pt" fo:language="es" fo:country="ES" fo:font-weight="normal" officeooo:rsid="000f758f" officeooo:paragraph-rsid="000f758f" fo:background-color="#1e1e1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d4d4d4" loext:opacity="100%" style:font-name="Consolas" fo:font-size="12pt" fo:language="es" fo:country="ES" fo:font-weight="normal" officeooo:rsid="0018cd2e" officeooo:paragraph-rsid="0018cd2e" fo:background-color="#1e1e1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d4d4d4" loext:opacity="100%" style:font-name="Consolas" fo:font-size="12pt" fo:language="es" fo:country="ES" fo:font-weight="normal" officeooo:rsid="001b8418" officeooo:paragraph-rsid="001b8418" fo:background-color="#1e1e1e" style:font-size-asian="12pt" style:font-size-complex="12pt"/>
    </style:style>
    <style:style style:name="P13" style:family="paragraph" style:parent-style-name="Standard">
      <style:paragraph-properties style:line-height-at-least="0.402cm"/>
      <style:text-properties fo:color="#d4d4d4" loext:opacity="100%" style:font-name="Consolas" fo:font-size="12pt" fo:language="es" fo:country="ES" fo:font-weight="normal" fo:background-color="#1e1e1e" style:font-size-asian="12pt" style:font-size-complex="12pt"/>
    </style:style>
    <style:style style:name="P14" style:family="paragraph" style:parent-style-name="Standard">
      <style:paragraph-properties style:line-height-at-least="0.402cm"/>
      <style:text-properties fo:color="#d4d4d4" loext:opacity="100%" fo:font-size="12pt" fo:language="es" fo:country="ES" fo:background-color="#1e1e1e" style:font-size-asian="12pt" style:font-size-complex="12pt"/>
    </style:style>
    <style:style style:name="P15" style:family="paragraph" style:parent-style-name="Standard">
      <style:paragraph-properties style:line-height-at-least="0.402cm"/>
      <style:text-properties fo:color="#d4d4d4" loext:opacity="100%" fo:language="es" fo:country="ES" fo:background-color="#1e1e1e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7115c" officeooo:paragraph-rsid="0017115c" fo:background-color="transparen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8cd2e" officeooo:paragraph-rsid="0018cd2e" fo:background-color="transparen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b8418" officeooo:paragraph-rsid="001b8418" fo:background-color="transparen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ed118" officeooo:paragraph-rsid="001ed118" fo:background-color="transparen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20b298" officeooo:paragraph-rsid="0020b298" fo:background-color="transparent"/>
    </style:style>
    <style:style style:name="P21" style:family="paragraph" style:parent-style-name="Standard">
      <style:text-properties fo:color="#ce9178" loext:opacity="100%" style:font-name="Consolas" fo:font-size="8.39999961853027pt" fo:language="es" fo:country="ES" fo:font-weight="normal" officeooo:rsid="002b5d7b" officeooo:paragraph-rsid="002b5d7b" fo:background-color="#1e1e1e"/>
    </style:style>
    <style:style style:name="P22" style:family="paragraph" style:parent-style-name="Standard">
      <style:text-properties fo:color="#6a9955" loext:opacity="100%" style:font-name="Consolas" fo:font-size="8.39999961853027pt" fo:language="es" fo:country="ES" fo:font-weight="normal" officeooo:rsid="002c3257" officeooo:paragraph-rsid="002c3257" fo:background-color="#1e1e1e"/>
    </style:style>
    <style:style style:name="P23" style:family="paragraph" style:parent-style-name="Standard">
      <style:text-properties fo:color="#6a9955" loext:opacity="100%" style:font-name="Consolas" fo:font-size="8.39999961853027pt" fo:language="es" fo:country="ES" fo:font-weight="normal" officeooo:rsid="002c3cfa" officeooo:paragraph-rsid="002c3cfa" fo:background-color="#1e1e1e"/>
    </style:style>
    <style:style style:name="P24" style:family="paragraph" style:parent-style-name="Standard">
      <style:text-properties fo:color="#6a9955" loext:opacity="100%" style:font-name="Consolas" fo:font-size="8.39999961853027pt" fo:language="es" fo:country="ES" fo:font-weight="normal" officeooo:rsid="002de218" officeooo:paragraph-rsid="002de218" fo:background-color="#1e1e1e"/>
    </style:style>
    <style:style style:name="P25" style:family="paragraph" style:parent-style-name="Subtitle">
      <style:text-properties fo:language="es" fo:country="ES"/>
    </style:style>
    <style:style style:name="P26" style:family="paragraph" style:parent-style-name="Text_20_body">
      <style:text-properties fo:language="es" fo:country="ES" officeooo:rsid="002570c9" officeooo:paragraph-rsid="002570c9"/>
    </style:style>
    <style:style style:name="P27" style:family="paragraph" style:parent-style-name="Text_20_body">
      <style:text-properties fo:language="es" fo:country="ES" officeooo:rsid="0026ec49" officeooo:paragraph-rsid="0026ec49" fo:background-color="#ffff00"/>
    </style:style>
    <style:style style:name="P28" style:family="paragraph" style:parent-style-name="Text_20_body">
      <style:text-properties fo:language="es" fo:country="ES" officeooo:rsid="00283c04" officeooo:paragraph-rsid="00283c04" fo:background-color="transparent"/>
    </style:style>
    <style:style style:name="P29" style:family="paragraph" style:parent-style-name="Text_20_body">
      <style:text-properties fo:language="es" fo:country="ES" officeooo:rsid="002b5086" officeooo:paragraph-rsid="002b5086" fo:background-color="transparent"/>
    </style:style>
    <style:style style:name="P30" style:family="paragraph" style:parent-style-name="Text_20_body">
      <style:text-properties fo:language="es" fo:country="ES" officeooo:rsid="002c3257" officeooo:paragraph-rsid="002c3257" fo:background-color="transparent"/>
    </style:style>
    <style:style style:name="P31" style:family="paragraph" style:parent-style-name="Text_20_body">
      <style:text-properties fo:language="es" fo:country="ES" officeooo:rsid="002c3cfa" officeooo:paragraph-rsid="002c3cfa" fo:background-color="transparent"/>
    </style:style>
    <style:style style:name="P32" style:family="paragraph" style:parent-style-name="Text_20_body">
      <style:text-properties fo:language="es" fo:country="ES" officeooo:rsid="002de218" officeooo:paragraph-rsid="002de218" fo:background-color="transparent"/>
    </style:style>
    <style:style style:name="P33" style:family="paragraph" style:parent-style-name="Heading_20_1">
      <style:text-properties fo:language="es" fo:country="ES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es" fo:country="ES" officeooo:rsid="00129d08" officeooo:paragraph-rsid="0004e70f" fo:background-color="transparent"/>
    </style:style>
    <style:style style:name="P35" style:family="paragraph" style:parent-style-name="Standard">
      <style:paragraph-properties style:line-height-at-least="0.402cm"/>
      <style:text-properties fo:language="es" fo:country="ES"/>
    </style:style>
    <style:style style:name="P36" style:family="paragraph" style:parent-style-name="Standard">
      <style:paragraph-properties fo:text-align="start" style:justify-single-word="false"/>
      <style:text-properties fo:color="#d4d4d4" loext:opacity="100%" style:font-name="Consolas" fo:font-size="8.39999961853027pt" fo:language="es" fo:country="ES" fo:font-weight="normal" officeooo:paragraph-rsid="001b8418" fo:background-color="#1e1e1e"/>
    </style:style>
    <style:style style:name="P37" style:family="paragraph" style:parent-style-name="Standard">
      <style:paragraph-properties style:line-height-at-least="0.402cm"/>
      <style:text-properties fo:color="#d4d4d4" loext:opacity="100%" style:font-name="Consolas" fo:font-size="8.39999961853027pt" fo:language="es" fo:country="ES" fo:font-weight="normal" fo:background-color="#1e1e1e"/>
    </style:style>
    <style:style style:name="P38" style:family="paragraph" style:parent-style-name="Standard">
      <style:paragraph-properties style:line-height-at-least="0.402cm"/>
      <style:text-properties fo:color="#d4d4d4" loext:opacity="100%" style:font-name="Consolas" fo:font-size="12pt" fo:language="es" fo:country="ES" fo:font-weight="normal" fo:background-color="#1e1e1e" style:font-size-asian="12pt" style:font-size-complex="12pt"/>
    </style:style>
    <style:style style:name="P39" style:family="paragraph" style:parent-style-name="Standard">
      <style:paragraph-properties style:line-height-at-least="0.402cm"/>
      <style:text-properties fo:color="#d4d4d4" loext:opacity="100%" fo:language="es" fo:country="ES" fo:background-color="#1e1e1e"/>
    </style:style>
    <style:style style:name="P40" style:family="paragraph" style:parent-style-name="Standard">
      <style:paragraph-properties style:line-height-at-least="0.402cm"/>
      <style:text-properties fo:color="#6a9955" loext:opacity="100%" style:font-name="Consolas" fo:font-size="8.39999961853027pt" fo:language="es" fo:country="ES" fo:font-weight="normal" fo:background-color="#1e1e1e"/>
    </style:style>
    <style:style style:name="P41" style:family="paragraph" style:parent-style-name="Standard">
      <style:paragraph-properties style:line-height-at-least="0.402cm" fo:text-align="justify" style:justify-single-word="false"/>
      <style:text-properties fo:color="#6a9955" loext:opacity="100%" style:font-name="Consolas" fo:font-size="8.39999961853027pt" fo:language="es" fo:country="ES" fo:font-weight="normal" fo:background-color="#1e1e1e"/>
    </style:style>
    <style:style style:name="P42" style:family="paragraph" style:parent-style-name="Standard">
      <style:paragraph-properties style:line-height-at-least="0.402cm"/>
      <style:text-properties fo:color="#ce9178" loext:opacity="100%" fo:language="es" fo:country="ES" fo:background-color="#1e1e1e"/>
    </style:style>
    <style:style style:name="P43" style:family="paragraph" style:parent-style-name="Standard">
      <style:paragraph-properties fo:margin-top="0cm" fo:margin-bottom="0.499cm" style:contextual-spacing="false" style:line-height-at-least="0.402cm"/>
      <style:text-properties fo:language="es" fo:country="ES"/>
    </style:style>
    <style:style style:name="P44" style:family="paragraph" style:parent-style-name="Text_20_body">
      <style:text-properties fo:language="es" fo:country="ES" officeooo:rsid="002b5086" officeooo:paragraph-rsid="002b5086" fo:background-color="transparent"/>
    </style:style>
    <style:style style:name="P45" style:family="paragraph" style:parent-style-name="Text_20_body">
      <style:text-properties fo:language="es" fo:country="ES" officeooo:rsid="002b5d7b" officeooo:paragraph-rsid="002b5d7b" fo:background-color="transparent"/>
    </style:style>
    <style:style style:name="P46" style:family="paragraph" style:parent-style-name="Text_20_body">
      <style:text-properties fo:language="es" fo:country="ES" officeooo:paragraph-rsid="002ea498" fo:background-color="#ffff00"/>
    </style:style>
    <style:style style:name="P47" style:family="paragraph" style:parent-style-name="Text_20_body">
      <style:text-properties fo:language="es" fo:country="ES" officeooo:rsid="0038df20" officeooo:paragraph-rsid="0038df20"/>
    </style:style>
    <style:style style:name="P48" style:family="paragraph" style:parent-style-name="Text_20_body">
      <style:text-properties officeooo:rsid="0038df20" officeooo:paragraph-rsid="0038df20"/>
    </style:style>
    <style:style style:name="T1" style:family="text">
      <style:text-properties officeooo:rsid="000b127f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2ea498"/>
    </style:style>
    <style:style style:name="T4" style:family="text">
      <style:text-properties fo:language="es" fo:country="ES" officeooo:rsid="002fd37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style:font-name="Consolas" fo:font-size="8.39999961853027pt" fo:font-weight="normal"/>
    </style:style>
    <style:style style:name="T7" style:family="text">
      <style:text-properties fo:color="#dcdcaa" loext:opacity="100%" style:font-name="Consolas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8.39999961853027pt" fo:font-weight="normal"/>
    </style:style>
    <style:style style:name="T10" style:family="text">
      <style:text-properties fo:color="#9cdcfe" loext:opacity="100%" style:font-name="Consolas" fo:font-weight="normal"/>
    </style:style>
    <style:style style:name="T11" style:family="text">
      <style:text-properties style:font-name="Consolas" fo:font-size="8.39999961853027pt" fo:font-weight="normal"/>
    </style:style>
    <style:style style:name="T12" style:family="text">
      <style:text-properties style:font-name="Consolas" fo:font-weight="normal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Consolas" fo:font-size="8.39999961853027pt" fo:font-weight="normal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8.39999961853027pt" fo:font-weight="normal"/>
    </style:style>
    <style:style style:name="T17" style:family="text">
      <style:text-properties fo:color="#ce9178" loext:opacity="100%" style:font-name="Consolas" fo:font-weight="normal"/>
    </style:style>
    <style:style style:name="T18" style:family="text">
      <style:text-properties fo:color="#c586c0" loext:opacity="100%" style:font-name="Consolas" fo:font-size="8.39999961853027pt" fo:font-weight="normal"/>
    </style:style>
    <style:style style:name="T19" style:family="text">
      <style:text-properties fo:color="#b5cea8" loext:opacity="100%"/>
    </style:style>
    <style:style style:name="T20" style:family="text">
      <style:text-properties fo:color="#b5cea8" loext:opacity="100%" style:font-name="Consolas" fo:font-size="8.39999961853027pt" fo:font-weight="normal"/>
    </style:style>
    <style:style style:name="T21" style:family="text">
      <style:text-properties fo:color="#6a9955" loext:opacity="100%"/>
    </style:style>
    <style:style style:name="T22" style:family="text">
      <style:text-properties fo:color="#6a9955" loext:opacity="100%" style:font-name="Consolas" fo:font-size="8.39999961853027pt" fo:font-weight="normal"/>
    </style:style>
    <style:style style:name="T23" style:family="text">
      <style:text-properties fo:color="#4fc1ff" loext:opacity="100%"/>
    </style:style>
    <style:style style:name="T24" style:family="text">
      <style:text-properties officeooo:rsid="002fd371"/>
    </style:style>
    <style:style style:name="T25" style:family="text">
      <style:text-properties officeooo:rsid="003234db"/>
    </style:style>
    <style:style style:name="T26" style:family="text">
      <style:text-properties officeooo:rsid="00356dae"/>
    </style:style>
    <style:style style:name="T27" style:family="text">
      <style:text-properties officeooo:rsid="002ea498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3a1446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JAVASCRIPT: FUNCIONES Y MÉTODOS</text:p>
      <text:p text:style-name="P34"/>
      <text:h text:style-name="P33" text:outline-level="1">P<text:span text:style-name="T26">a</text:span>rámetros rest y spread</text:h>
      <text:p text:style-name="P16">Crear una función que devuelve fruta1, fruta2 y resto_frutas. </text:p>
      <text:p text:style-name="P17">Utilizar el parámetro rest:</text:p>
      <text:p text:style-name="P11"><text:span text:style-name="T13">function</text:span> <text:span text:style-name="T5">listadoFrutas</text:span>(<text:span text:style-name="T8">fruta1</text:span>, <text:span text:style-name="T8">fruta2</text:span>, ...<text:span text:style-name="T8">resto_de_frutas</text:span>){</text:p>
      <text:p text:style-name="P14">    <text:span text:style-name="T10">console</text:span><text:span text:style-name="T12">.</text:span><text:span text:style-name="T7">log</text:span><text:span text:style-name="T12">(</text:span><text:span text:style-name="T17">"Fruta 1: "</text:span><text:span text:style-name="T12">, </text:span><text:span text:style-name="T10">fruta1</text:span><text:span text:style-name="T12">);</text:span></text:p>
      <text:p text:style-name="P14">    <text:span text:style-name="T10">console</text:span><text:span text:style-name="T12">.</text:span><text:span text:style-name="T7">log</text:span><text:span text:style-name="T12">(</text:span><text:span text:style-name="T17">"Fruta 2: "</text:span><text:span text:style-name="T12">, </text:span><text:span text:style-name="T10">fruta2</text:span><text:span text:style-name="T12">);</text:span></text:p>
      <text:p text:style-name="P14">    <text:span text:style-name="T10">console</text:span><text:span text:style-name="T12">.</text:span><text:span text:style-name="T7">log</text:span><text:span text:style-name="T12">(</text:span><text:span text:style-name="T10">resto_de_frutas</text:span><text:span text:style-name="T12">);</text:span></text:p>
      <text:p text:style-name="P13">}</text:p>
      <text:p text:style-name="P13"><text:span text:style-name="T5">listadoFrutas</text:span>(<text:span text:style-name="T15">"Naranja"</text:span>, <text:span text:style-name="T15">"Manzana"</text:span>, <text:span text:style-name="T15">"Sandía"</text:span>, <text:span text:style-name="T15">"Pera"</text:span>, <text:span text:style-name="T15">"Melón"</text:span>, <text:span text:style-name="T15">"Coco"</text:span>);</text:p>
      <text:p text:style-name="P13"/>
      <text:p text:style-name="P18">Después utilizar el parámetro spread:</text:p>
      <text:p text:style-name="P12"><text:span text:style-name="T13">var</text:span> <text:span text:style-name="T8">frutas</text:span> = [<text:span text:style-name="T15">"Naranja"</text:span>,<text:span text:style-name="T15">"Manzana"</text:span>];</text:p>
      <text:p text:style-name="P13"><text:span text:style-name="T5">listadoFrutas</text:span>(...<text:span text:style-name="T8">frutas</text:span>, <text:span text:style-name="T15">"Sandía"</text:span>, <text:span text:style-name="T15">"Pera"</text:span>, <text:span text:style-name="T15">"Melón"</text:span>, <text:span text:style-name="T15">"Coco"</text:span>);</text:p>
      <text:p text:style-name="P13"/>
      <text:p text:style-name="P36"/>
      <text:h text:style-name="P33" text:outline-level="1">Función de callback</text:h>
      <text:p text:style-name="P9"><text:span text:style-name="T13">function</text:span> <text:span text:style-name="T5">sumame</text:span>(<text:span text:style-name="T8">numero1</text:span>, <text:span text:style-name="T8">numero2</text:span>, <text:span text:style-name="T8">sumaYmuestra</text:span>, <text:span text:style-name="T8">sumaPorDos</text:span>){</text:p>
      <text:p text:style-name="P15">    <text:span text:style-name="T14">var</text:span><text:span text:style-name="T11"> </text:span><text:span text:style-name="T9">sumar</text:span><text:span text:style-name="T11"> = </text:span><text:span text:style-name="T9">numero1</text:span><text:span text:style-name="T11"> + </text:span><text:span text:style-name="T9">numero2</text:span><text:span text:style-name="T11">;</text:span></text:p>
      <text:p text:style-name="P6"/>
      <text:p text:style-name="P15">    <text:span text:style-name="T6">sumaYmuestra</text:span><text:span text:style-name="T11">(</text:span><text:span text:style-name="T9">sumar</text:span><text:span text:style-name="T11">);</text:span></text:p>
      <text:p text:style-name="P15">    <text:span text:style-name="T6">sumaPorDos</text:span><text:span text:style-name="T11">(</text:span><text:span text:style-name="T9">sumar</text:span><text:span text:style-name="T11">);</text:span></text:p>
      <text:p text:style-name="P6"/>
      <text:p text:style-name="P15">    <text:span text:style-name="T18">return</text:span><text:span text:style-name="T11"> </text:span><text:span text:style-name="T9">sumar</text:span><text:span text:style-name="T11">;</text:span></text:p>
      <text:p text:style-name="P8">}</text:p>
      <text:p text:style-name="P6"/>
      <text:p text:style-name="P8"><text:span text:style-name="T5">sumame</text:span>(<text:span text:style-name="T19">5</text:span>, <text:span text:style-name="T19">7</text:span>, </text:p>
      <text:p text:style-name="P15">    <text:span text:style-name="T14">function</text:span><text:span text:style-name="T11">(</text:span><text:span text:style-name="T9">dato</text:span><text:span text:style-name="T11">){</text:span></text:p>
      <text:p text:style-name="P15">        <text:span text:style-name="T9">console</text:span><text:span text:style-name="T11">.</text:span><text:span text:style-name="T6">log</text:span><text:span text:style-name="T11">(</text:span><text:span text:style-name="T16">"La suma es: "</text:span><text:span text:style-name="T11">, </text:span><text:span text:style-name="T9">dato</text:span><text:span text:style-name="T11">);</text:span></text:p>
      <text:p text:style-name="P15">    <text:span text:style-name="T11">},</text:span></text:p>
      <text:p text:style-name="P6"/>
      <text:p text:style-name="P15">    <text:span text:style-name="T14">function</text:span><text:span text:style-name="T11">(</text:span><text:span text:style-name="T9">dato</text:span><text:span text:style-name="T11">){</text:span></text:p>
      <text:p text:style-name="P15">        <text:span text:style-name="T9">console</text:span><text:span text:style-name="T11">.</text:span><text:span text:style-name="T6">log</text:span><text:span text:style-name="T11">(</text:span><text:span text:style-name="T16">"La suma por dos es: "</text:span><text:span text:style-name="T11">, (</text:span><text:span text:style-name="T9">dato</text:span><text:span text:style-name="T11">*</text:span><text:span text:style-name="T20">2</text:span><text:span text:style-name="T11">));</text:span></text:p>
      <text:p text:style-name="P15">    <text:span text:style-name="T11">}</text:span></text:p>
      <text:p text:style-name="P8">);</text:p>
      <text:p text:style-name="P8"/>
      <text:p text:style-name="P20"/>
      <text:h text:style-name="P33" text:outline-level="1">Funciones de flecha</text:h>
      <text:p text:style-name="P26">Mostrar extras de funciones de flecha. </text:p>
      <text:p text:style-name="P26"/>
      <text:p text:style-name="P27"><text:soft-page-break/>Ejercicio: Crear una función sin parámetros, otra con parámetros, crear funciones utilizando rest y spread, funciones dentro de otras y hacer una función callback. Opcional: transformar las funciones a formato flechas. <text:span text:style-name="T24">(30-4</text:span><text:span text:style-name="T25">0</text:span><text:span text:style-name="T24">’)</text:span></text:p>
      <text:p text:style-name="P28"/>
      <text:h text:style-name="P33" text:outline-level="1">Ámbito de las variables</text:h>
      <text:p text:style-name="P29">Explicar el ámbito de la variable var.</text:p>
      <text:p text:style-name="P29"/>
      <text:h text:style-name="P33" text:outline-level="1">Funciones de texto</text:h>
      <text:p text:style-name="P21">'use strict'</text:p>
      <text:p text:style-name="P6"/>
      <text:p text:style-name="P40">// Transformacion de textos</text:p>
      <text:p text:style-name="P8"><text:span text:style-name="T13">var</text:span> <text:span text:style-name="T8">numero</text:span> = <text:span text:style-name="T19">444</text:span>;</text:p>
      <text:p text:style-name="P8"><text:span text:style-name="T13">var</text:span> <text:span text:style-name="T8">texto1</text:span> = <text:span text:style-name="T15">"Bienvenido a esta clase de javaScript"</text:span>;</text:p>
      <text:p text:style-name="P8"><text:span text:style-name="T13">var</text:span> <text:span text:style-name="T8">texto2</text:span> = <text:span text:style-name="T15">"es muy buena clase"</text:span>;</text:p>
      <text:p text:style-name="P6"/>
      <text:p text:style-name="P8"><text:span text:style-name="T13">var</text:span> <text:span text:style-name="T8">dato</text:span> = <text:span text:style-name="T8">numero</text:span>.<text:span text:style-name="T5">toString</text:span>(); <text:span text:style-name="T21">// pasar a string</text:span></text:p>
      <text:p text:style-name="P15">    <text:span text:style-name="T9">dato</text:span><text:span text:style-name="T11"> = </text:span><text:span text:style-name="T9">texto1</text:span><text:span text:style-name="T11">.</text:span><text:span text:style-name="T6">toLowerCase</text:span><text:span text:style-name="T11">(); </text:span><text:span text:style-name="T22">// transformar en minúsculas</text:span></text:p>
      <text:p text:style-name="P15">    <text:span text:style-name="T9">dato</text:span><text:span text:style-name="T11"> = </text:span><text:span text:style-name="T9">texto2</text:span><text:span text:style-name="T11">.</text:span><text:span text:style-name="T6">toUpperCase</text:span><text:span text:style-name="T11">(); </text:span><text:span text:style-name="T22">// transformar en mayúsculas</text:span></text:p>
      <text:p text:style-name="P8"><text:span text:style-name="T8">console</text:span>.<text:span text:style-name="T5">log</text:span>(<text:span text:style-name="T8">dato</text:span>);</text:p>
      <text:p text:style-name="P43"/>
      <text:p text:style-name="P40">// Calcular longitud</text:p>
      <text:p text:style-name="P8"><text:span text:style-name="T13">var</text:span> <text:span text:style-name="T8">nombre</text:span> = <text:span text:style-name="T15">"Ana Jiménez"</text:span>;</text:p>
      <text:p text:style-name="P6"/>
      <text:p text:style-name="P8"><text:span text:style-name="T8">console</text:span>.<text:span text:style-name="T5">log</text:span>(<text:span text:style-name="T8">nombre</text:span>.<text:span text:style-name="T23">length</text:span>);</text:p>
      <text:p text:style-name="P6"/>
      <text:p text:style-name="P40">//Concatenar - Unir textos</text:p>
      <text:p text:style-name="P6"/>
      <text:p text:style-name="P40">// var textoTotal = texto1+" "+texto2;</text:p>
      <text:p text:style-name="P8"><text:span text:style-name="T13">var</text:span> <text:span text:style-name="T8">textoTotal</text:span> = <text:span text:style-name="T8">texto1</text:span>.<text:span text:style-name="T5">concat</text:span>(<text:span text:style-name="T15">" "</text:span>+<text:span text:style-name="T8">texto2</text:span>);</text:p>
      <text:p text:style-name="P6"/>
      <text:p text:style-name="P8"><text:span text:style-name="T8">console</text:span>.<text:span text:style-name="T5">log</text:span>(<text:span text:style-name="T8">textoTotal</text:span>);</text:p>
      <text:p text:style-name="P45"/>
      <text:h text:style-name="P33" text:outline-level="1">Funciones texto búsqueda</text:h>
      <text:p text:style-name="P22">// Transformacion de textos</text:p>
      <text:p text:style-name="P8"><text:span text:style-name="T13">var</text:span> <text:span text:style-name="T8">numero</text:span> = <text:span text:style-name="T19">444</text:span>;</text:p>
      <text:p text:style-name="P8"><text:span text:style-name="T13">var</text:span> <text:span text:style-name="T8">texto1</text:span> = <text:span text:style-name="T15">"Bienvenido a esta clase de clase javaScript"</text:span>;</text:p>
      <text:p text:style-name="P8"><text:span text:style-name="T13">var</text:span> <text:span text:style-name="T8">texto2</text:span> = <text:span text:style-name="T15">"es muy buena clase"</text:span>;</text:p>
      <text:p text:style-name="P6"/>
      <text:p text:style-name="P40">//var busqueda = texto1.indexOf("clase");</text:p>
      <text:p text:style-name="P40">//var busqueda = texto1.lastIndexOf("clase");</text:p>
      <text:p text:style-name="P40">// var busqueda = texto1.search("clase");</text:p>
      <text:p text:style-name="P40">// var busqueda = texto1.match("clase");</text:p>
      <text:p text:style-name="P40">// var busqueda = texto1.match(/clase/g);</text:p>
      <text:p text:style-name="P40">// var busqueda = texto1.substr(18,5);</text:p>
      <text:p text:style-name="P40"><text:soft-page-break/>// var busqueda = texto1.charAt(11);</text:p>
      <text:p text:style-name="P40">// var busqueda = texto1.startsWith("Bienvenido a esta");</text:p>
      <text:p text:style-name="P40">// var busqueda = texto1.endsWith("clase javaScript");</text:p>
      <text:p text:style-name="P8"><text:span text:style-name="T13">var</text:span> <text:span text:style-name="T8">busqueda</text:span> = <text:span text:style-name="T8">texto1</text:span>.<text:span text:style-name="T5">includes</text:span>(<text:span text:style-name="T15">"esta"</text:span>);</text:p>
      <text:p text:style-name="P6"/>
      <text:p text:style-name="P8"><text:span text:style-name="T8">console</text:span>.<text:span text:style-name="T5">log</text:span>(<text:span text:style-name="T8">busqueda</text:span>);</text:p>
      <text:p text:style-name="P30"/>
      <text:h text:style-name="P33" text:outline-level="1">Funciones texto reemplazo</text:h>
      <text:p text:style-name="P23">// Transformacion de textos</text:p>
      <text:p text:style-name="P8"><text:span text:style-name="T13">var</text:span> <text:span text:style-name="T8">numero</text:span> = <text:span text:style-name="T19">444</text:span>;</text:p>
      <text:p text:style-name="P8"><text:span text:style-name="T13">var</text:span> <text:span text:style-name="T8">texto1</text:span> = <text:span text:style-name="T15">"Bienvenido a esta clase, una clase de javaScript"</text:span>;</text:p>
      <text:p text:style-name="P8"><text:span text:style-name="T13">var</text:span> <text:span text:style-name="T8">texto2</text:span> = <text:span text:style-name="T15">"es muy buena clase"</text:span>;</text:p>
      <text:p text:style-name="P43"/>
      <text:p text:style-name="P40">// var busqueda = texto1.replace("javaScript", "Symfony"); // sustituir en un string</text:p>
      <text:p text:style-name="P6"/>
      <text:p text:style-name="P40">// var busqueda = texto1.slice(25); </text:p>
      <text:p text:style-name="P40">// var busqueda = texto1.slice(25, 34); // recortar un string</text:p>
      <text:p text:style-name="P40">// var busqueda = texto1.split(" "); // Crear array con el separador</text:p>
      <text:p text:style-name="P41">// var busqueda = texto1.trim(); // quita espacios por delante y detrás del string</text:p>
      <text:p text:style-name="P6"/>
      <text:p text:style-name="P8"><text:span text:style-name="T8">console</text:span>.<text:span text:style-name="T5">log</text:span>(<text:span text:style-name="T8">busqueda</text:span>);</text:p>
      <text:p text:style-name="P31"/>
      <text:h text:style-name="P33" text:outline-level="1">Plantillas</text:h>
      <text:p text:style-name="P32">Usar HTML dentro de una plantilla y llamar a una variable. </text:p>
      <text:p text:style-name="P24">// Plantillas de texto</text:p>
      <text:p text:style-name="P6"/>
      <text:p text:style-name="P8"><text:span text:style-name="T13">var</text:span> <text:span text:style-name="T8">nombre</text:span> = <text:span text:style-name="T5">prompt</text:span>(<text:span text:style-name="T15">"METE TU NOMBRE"</text:span>);</text:p>
      <text:p text:style-name="P8"><text:span text:style-name="T13">var</text:span> <text:span text:style-name="T8">apellidos</text:span> = <text:span text:style-name="T5">prompt</text:span>(<text:span text:style-name="T15">"METE TUS APELLIDOS"</text:span>);</text:p>
      <text:p text:style-name="P6"/>
      <text:p text:style-name="P40">//var texto = "Mi nombre es: "+nombre+" Mis apellidos son :"+apellidos;</text:p>
      <text:p text:style-name="P8"><text:span text:style-name="T13">var</text:span> <text:span text:style-name="T8">texto</text:span> = <text:span text:style-name="T15">`</text:span></text:p>
      <text:p text:style-name="P42">    <text:span text:style-name="T11">&lt;h1&gt;Hola qué tal&lt;/h1&gt;</text:span></text:p>
      <text:p text:style-name="P15"><text:span text:style-name="T15">    </text:span><text:span text:style-name="T16">&lt;h3&gt;Mi nombre es: </text:span><text:span text:style-name="T14">${</text:span><text:span text:style-name="T9">nombre</text:span><text:span text:style-name="T14">}</text:span><text:span text:style-name="T16">&lt;/h3&gt;</text:span></text:p>
      <text:p text:style-name="P15"><text:span text:style-name="T15">    </text:span><text:span text:style-name="T16">&lt;h3&gt;Mis apellidos son: </text:span><text:span text:style-name="T14">${</text:span><text:span text:style-name="T9">apellidos</text:span><text:span text:style-name="T14">}</text:span><text:span text:style-name="T16">&lt;/h3&gt;</text:span></text:p>
      <text:p text:style-name="P8"><text:span text:style-name="T15">`</text:span>;</text:p>
      <text:p text:style-name="P8"><text:span text:style-name="T8">document</text:span>.<text:span text:style-name="T5">write</text:span>(<text:span text:style-name="T8">texto</text:span>);</text:p>
      <text:p text:style-name="P32"/>
      <text:p text:style-name="P46"><text:span text:style-name="T27">Ejercicio: Utilizar funciones de texto bien dadas en clase o bien otras diferentes que hayáis encontrado. </text:span><text:span text:style-name="T24">(30’)</text:span></text:p>
      <text:h text:style-name="P33" text:outline-level="1">KATAS</text:h>
      <text:p text:style-name="P48"><text:span text:style-name="T2">Mostrar la página </text:span><text:a xlink:type="simple" xlink:href="https://www.codewars.com/" text:style-name="Internet_20_link" text:visited-style-name="Visited_20_Internet_20_Link">https://www.codewars.com/</text:a><text:span text:style-name="T2">.</text:span></text:p>
      <text:p text:style-name="P47"><text:span text:style-name="T28">Crearse cuenta de usuario y hacer katas (1h)</text:span><text:span text:style-name="T29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0T13:14:00.414000000</dc:date>
    <meta:editing-duration>PT3H35M45S</meta:editing-duration>
    <meta:editing-cycles>54</meta:editing-cycles>
    <meta:print-date>2020-12-13T17:04:13.565000000</meta:print-date>
    <meta:document-statistic meta:table-count="0" meta:image-count="0" meta:object-count="0" meta:page-count="3" meta:paragraph-count="94" meta:word-count="470" meta:character-count="3478" meta:non-whitespace-character-count="3016"/>
  </office:meta>
</office:document-meta>
</file>